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df4c" officeooo:paragraph-rsid="0010df4c"/>
    </style:style>
    <style:style style:name="P2" style:family="paragraph" style:parent-style-name="Standard">
      <style:text-properties officeooo:rsid="00123221" officeooo:paragraph-rsid="00123221"/>
    </style:style>
    <style:style style:name="P3" style:family="paragraph" style:parent-style-name="Standard">
      <style:text-properties officeooo:rsid="0014120d" officeooo:paragraph-rsid="0014120d"/>
    </style:style>
    <style:style style:name="P4" style:family="paragraph" style:parent-style-name="Standard">
      <style:text-properties officeooo:paragraph-rsid="0010df4c"/>
    </style:style>
    <style:style style:name="P5" style:family="paragraph" style:parent-style-name="Standard">
      <style:text-properties officeooo:rsid="001510df" officeooo:paragraph-rsid="001510df"/>
    </style:style>
    <style:style style:name="P6" style:family="paragraph" style:parent-style-name="Standard">
      <style:text-properties officeooo:paragraph-rsid="001510df"/>
    </style:style>
    <style:style style:name="P7" style:family="paragraph" style:parent-style-name="Standard">
      <style:text-properties officeooo:rsid="00153b06" officeooo:paragraph-rsid="00153b06"/>
    </style:style>
    <style:style style:name="P8" style:family="paragraph" style:parent-style-name="Standard">
      <style:text-properties officeooo:rsid="001790d6" officeooo:paragraph-rsid="001790d6"/>
    </style:style>
    <style:style style:name="P9" style:family="paragraph" style:parent-style-name="Standard">
      <style:text-properties officeooo:rsid="001ac895" officeooo:paragraph-rsid="001ac895"/>
    </style:style>
    <style:style style:name="P10" style:family="paragraph" style:parent-style-name="Standard">
      <style:text-properties officeooo:rsid="001b2922" officeooo:paragraph-rsid="001b2922"/>
    </style:style>
    <style:style style:name="P11" style:family="paragraph" style:parent-style-name="Standard">
      <style:text-properties officeooo:rsid="0010df4c" officeooo:paragraph-rsid="0010df4c"/>
    </style:style>
    <style:style style:name="P12" style:family="paragraph" style:parent-style-name="Standard">
      <style:text-properties officeooo:rsid="0010df4c" officeooo:paragraph-rsid="001510df"/>
    </style:style>
    <style:style style:name="P13" style:family="paragraph" style:parent-style-name="Standard">
      <style:text-properties officeooo:rsid="0010df4c" officeooo:paragraph-rsid="001b2922"/>
    </style:style>
    <style:style style:name="P14" style:family="paragraph" style:parent-style-name="Standard">
      <style:text-properties officeooo:rsid="001cdcd3" officeooo:paragraph-rsid="001cdcd3"/>
    </style:style>
    <style:style style:name="P15" style:family="paragraph" style:parent-style-name="Standard">
      <style:text-properties officeooo:rsid="001e5a76" officeooo:paragraph-rsid="001e5a76"/>
    </style:style>
    <style:style style:name="P16" style:family="paragraph" style:parent-style-name="Standard">
      <style:text-properties officeooo:rsid="001510df" officeooo:paragraph-rsid="001e5a76"/>
    </style:style>
    <style:style style:name="P17" style:family="paragraph" style:parent-style-name="Standard">
      <style:text-properties officeooo:rsid="001e9960" officeooo:paragraph-rsid="001e9960"/>
    </style:style>
    <style:style style:name="P18" style:family="paragraph" style:parent-style-name="Standard">
      <style:text-properties officeooo:rsid="001f08c5" officeooo:paragraph-rsid="001f08c5"/>
    </style:style>
    <style:style style:name="P19" style:family="paragraph" style:parent-style-name="Standard">
      <style:text-properties officeooo:rsid="001fe87c" officeooo:paragraph-rsid="001fe87c"/>
    </style:style>
    <style:style style:name="P20" style:family="paragraph" style:parent-style-name="Standard">
      <style:text-properties officeooo:rsid="002085d8" officeooo:paragraph-rsid="002085d8"/>
    </style:style>
    <style:style style:name="T1" style:family="text">
      <style:text-properties officeooo:rsid="00114b4a"/>
    </style:style>
    <style:style style:name="T2" style:family="text">
      <style:text-properties officeooo:rsid="00123221"/>
    </style:style>
    <style:style style:name="T3" style:family="text">
      <style:text-properties officeooo:rsid="00153b06"/>
    </style:style>
    <style:style style:name="T4" style:family="text">
      <style:text-properties officeooo:rsid="0016f7fa"/>
    </style:style>
    <style:style style:name="T5" style:family="text">
      <style:text-properties officeooo:rsid="0018e6ab"/>
    </style:style>
    <style:style style:name="T6" style:family="text">
      <style:text-properties officeooo:rsid="00194d58"/>
    </style:style>
    <style:style style:name="T7" style:family="text">
      <style:text-properties officeooo:rsid="001b2922"/>
    </style:style>
    <style:style style:name="T8" style:family="text">
      <style:text-properties officeooo:rsid="001e5a76"/>
    </style:style>
    <style:style style:name="T9" style:family="text">
      <style:text-properties officeooo:rsid="00204d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1">gestão de risco </text:p>
      <text:p text:style-name="P4"/>
      <text:p text:style-name="P1">------------------------------------------------------------------------------------------------------------------------</text:p>
      <text:p text:style-name="P1"/>
      <text:p text:style-name="P2">vídeo 1</text:p>
      <text:p text:style-name="P1"/>
      <text:p text:style-name="P1">-<text:span text:style-name="T1">devido ao fato de, cada vez mais, temos mais informações valiosas disponíveis no pc e na internet, consequentemente, e proporcionalmente, surgem mais ameaças. </text:span></text:p>
      <text:p text:style-name="P1">-<text:span text:style-name="T1">elementos relacionados:</text:span></text:p>
      <text:p text:style-name="P1">-<text:span text:style-name="T1">vulnerabilidade(pontos fracos)</text:span></text:p>
      <text:p text:style-name="P1">-<text:span text:style-name="T1">ameaças (ataques, ex: vírus)</text:span></text:p>
      <text:p text:style-name="P1">-<text:span text:style-name="T1">riscos (chance de um ataque ocorrer e um dano a ser causado)</text:span></text:p>
      <text:p text:style-name="P1"/>
      <text:p text:style-name="P1">-<text:span text:style-name="T2">quando os acontecimentos podem levar a problemas, então está se em uma situação de risco </text:span></text:p>
      <text:p text:style-name="P1"/>
      <text:p text:style-name="P3">ex: de riscos </text:p>
      <text:p text:style-name="P3">-erro humano (burrice ou má intenção)</text:p>
      <text:p text:style-name="P3">-espionagem (obter informações indevidas)</text:p>
      <text:p text:style-name="P3">-roubo físico </text:p>
      <text:p text:style-name="P3">-phishing (virus do e-mail, ou clique em link suspeita, sem querer da entrada a invasão)</text:p>
      <text:p text:style-name="P3">-botnets (programas organizados para prejudicar o sistema como um todo)</text:p>
      <text:p text:style-name="P3">-ataques distribuídos de negação de serviço (derruba o sistema afetando a sua disponibilidade)</text:p>
      <text:p text:style-name="P3">-ransomware (invade e criptografa os dados, em seguida pede valor de resgate para uma senha e poder descriptografar)</text:p>
      <text:p text:style-name="P12">------------------------------------------------------------------------------------------------------------------------</text:p>
      <text:p text:style-name="P6"/>
      <text:p text:style-name="P12">------------------------------------------------------------------------------------------------------------------------</text:p>
      <text:p text:style-name="P6"/>
      <text:p text:style-name="P6"/>
      <text:p text:style-name="P5">vulnerabilidades, ameaças e ataques </text:p>
      <text:p text:style-name="P5"/>
      <text:p text:style-name="P5">segurança da informação</text:p>
      <text:p text:style-name="P5">-pilares: CID (confidencialidade, integridade e disponibilidade)</text:p>
      <text:p text:style-name="P5"/>
      <text:p text:style-name="P5">ATIVOS</text:p>
      <text:p text:style-name="P5"><text:s/>ativo de uma empresa, é algo que possui valor para a organização</text:p>
      <text:p text:style-name="P5">-ativos de informação: base de dados em geral </text:p>
      <text:p text:style-name="P5">-ativos de software: aplicativos e sistemas </text:p>
      <text:p text:style-name="P5">-ativos físicos: equipamentos </text:p>
      <text:p text:style-name="P5">-serviços: eletricidade e refrigeração </text:p>
      <text:p text:style-name="P5">-pessoas: suas qualificações, habilidades e experiências </text:p>
      <text:p text:style-name="P5"/>
      <text:p text:style-name="P5">os intangíveis, são aqueles que não podemos tocar, mas pode ser afetado também, como: reputação e imagem de uma organização </text:p>
      <text:p text:style-name="P5"/>
      <text:p text:style-name="P5">AMEAÇAS </text:p>
      <text:p text:style-name="P7">segundo a ISO/IEC 27000:2018, ameaça é: a causa potencial de um incidente indesejado que pode resultar em dano para um sistema ou organização por meio de quebra de segurança. </text:p>
      <text:p text:style-name="P7"/>
      <text:p text:style-name="P7">TIPOS DE AMEAÇAS: </text:p>
      <text:p text:style-name="P7"><text:soft-page-break/>FÍSICA: </text:p>
      <text:p text:style-name="P7">-falhas de equipamentos, eventos da natureza, bombas, incêndios, deterioração etc..</text:p>
      <text:p text:style-name="P7"/>
      <text:p text:style-name="P7">LÓGICA: </text:p>
      <text:p text:style-name="P7">-vulnerabilidade em software, como bugs, vírus, malware etc…</text:p>
      <text:p text:style-name="P7"/>
      <text:p text:style-name="P7"/>
      <text:p text:style-name="P7">MEDIDAS DE PROTEÇÃO (CONTROLE)</text:p>
      <text:p text:style-name="P7">-controles são medidas de proteção para esconder ou diminuir o acesso ou a exposição às vulnerabilidades deles. </text:p>
      <text:p text:style-name="P7">-controle é uma medida que pode modificar o risco por meio de: processos, política, dispositivos, práticas ou outras ações que modifiquem a ameaça e/ou a vulnerabilidade e, consequentemente, o risco.</text:p>
      <text:p text:style-name="P7"/>
      <text:p text:style-name="P7">VULNERABILIDADES </text:p>
      <text:p text:style-name="P7">-são fragilidades de um ativo ou grupo de ativos.</text:p>
      <text:p text:style-name="P5">-<text:span text:style-name="T3">deve-se realizar uma análise de vulnerabilidade, para levantar falhas ou ausência de proteção. </text:span></text:p>
      <text:p text:style-name="P5">-<text:span text:style-name="T4">a avaliação de vulnerabilidade é feita com uma lista de ameaças e verificar a probabilidade da ocorrência. </text:span></text:p>
      <text:p text:style-name="P5"/>
      <text:p text:style-name="P8">INCIDENTE </text:p>
      <text:p text:style-name="P8">-<text:span text:style-name="T5">nenhuma medida de proteção é infalível </text:span></text:p>
      <text:p text:style-name="P8">-<text:span text:style-name="T6">quando uma ocorrência de fato acontece, se chama incidente de segurança da informação </text:span><text:span text:style-name="T7">(ex: instalação de malwareque roubou senhas de usuários)</text:span></text:p>
      <text:p text:style-name="P8"/>
      <text:p text:style-name="P9">EVENTO </text:p>
      <text:p text:style-name="P9">-<text:span text:style-name="T7">evento de segurança da informação não necessariamente é um incidente de segurança da informação, pois é uma ocorrencia identificada, pois pode ser uma falha na segurança, porem não gerou nenhum onus. (ex: travamento do sistema ou alguém tirou um cabo sem querer)</text:span></text:p>
      <text:p text:style-name="P9"/>
      <text:p text:style-name="P10">IMPACTO </text:p>
      <text:p text:style-name="P10">-é caracterizado como uma mudança não desejável nos objetivos de negócios </text:p>
      <text:p text:style-name="P10"/>
      <text:p text:style-name="P10">RISCO </text:p>
      <text:p text:style-name="P10">é a combinação das consequências de um evento </text:p>
      <text:p text:style-name="P13">------------------------------------------------------------------------------------------------------------------------</text:p>
      <text:p text:style-name="P10"/>
      <text:p text:style-name="P14">Sistema de gestão </text:p>
      <text:p text:style-name="P14"/>
      <text:p text:style-name="P14">sistema de gestão de riscos (SGR)</text:p>
      <text:p text:style-name="P14"/>
      <text:p text:style-name="P14">-<text:span text:style-name="T8">SGR </text:span></text:p>
      <text:p text:style-name="P15">é o conjunto de práticas e procedimentos utilizados para gerenciar os riscos. </text:p>
      <text:p text:style-name="P15"/>
      <text:p text:style-name="P15">Escopo de ativos </text:p>
      <text:p text:style-name="P15">-conjunto de ativos cobertos pelo processo de segurança da informação </text:p>
      <text:p text:style-name="P15"/>
      <text:p text:style-name="P15">partes envolvidas </text:p>
      <text:p text:style-name="P15">-indivíduos, grupos ou organizações afetadas diretamente por um risco </text:p>
      <text:p text:style-name="P15"/>
      <text:p text:style-name="P15">partes interessadas </text:p>
      <text:p text:style-name="P15">-indivíduo ou grupo com interesse no desempenho ou sucesso de uma organização </text:p>
      <text:p text:style-name="P15"><text:soft-page-break/></text:p>
      <text:p text:style-name="P15">sistema de gestão de segurança da informação (SGSI)</text:p>
      <text:p text:style-name="P16"/>
      <text:p text:style-name="P15">vídeo 2 </text:p>
      <text:p text:style-name="P17">SGSI tem por objetivo presevar o CID </text:p>
      <text:p text:style-name="P17"/>
      <text:p text:style-name="P18">estabelecimento, implementação, manutenção e melhoria contínua de um sistema da informação, definidos pela ABNT NBR ISO/IEC 27001</text:p>
      <text:p text:style-name="P18"/>
      <text:p text:style-name="P18">estabelece confiança para quem usa as informações </text:p>
      <text:p text:style-name="P18"/>
      <text:p text:style-name="P18">SGSI é decisão estratégica para uma organização </text:p>
      <text:p text:style-name="P18"/>
      <text:p text:style-name="P19">SGSI deve estar integrado a adm global de uma organização </text:p>
      <text:p text:style-name="P19"/>
      <text:p text:style-name="P19"/>
      <text:p text:style-name="P19">conceitos de SGSI:</text:p>
      <text:p text:style-name="P19"/>
      <text:p text:style-name="P19">conjunto de ações e controles que administram a segurança da informação </text:p>
      <text:p text:style-name="P19">-<text:span text:style-name="T9">recursos humanos, </text:span></text:p>
      <text:p text:style-name="P19">-<text:span text:style-name="T9">infra-esturtura e processos </text:span></text:p>
      <text:p text:style-name="P19"/>
      <text:p text:style-name="P20">possibilita a redução de incidentes </text:p>
      <text:p text:style-name="P20"/>
      <text:p text:style-name="P20"/>
      <text:p text:style-name="P1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6T12:15:14.155000000</dc:date>
    <meta:editing-duration>PT4H35M17S</meta:editing-duration>
    <meta:editing-cycles>20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77" meta:word-count="591" meta:character-count="4446" meta:non-whitespace-character-count="3884"/>
  </office:meta>
</office:document-meta>
</file>